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de742"/>
    </style:style>
    <style:style style:name="P2" style:family="paragraph" style:parent-style-name="Text_20_body" style:list-style-name="L1">
      <style:text-properties officeooo:paragraph-rsid="000de742"/>
    </style:style>
    <style:style style:name="P3" style:family="paragraph" style:parent-style-name="Text_20_body" style:list-style-name="L2"/>
    <style:style style:name="P4" style:family="paragraph" style:parent-style-name="Text_20_body">
      <style:text-properties officeooo:paragraph-rsid="0015af0e"/>
    </style:style>
    <style:style style:name="P5" style:family="paragraph" style:parent-style-name="Text_20_body">
      <style:text-properties officeooo:paragraph-rsid="0018ccfc"/>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text-properties officeooo:paragraph-rsid="000fc2be"/>
    </style:style>
    <style:style style:name="P9" style:family="paragraph" style:parent-style-name="Text_20_body" style:list-style-name="L4">
      <style:text-properties officeooo:paragraph-rsid="000de742"/>
    </style:style>
    <style:style style:name="P10" style:family="paragraph" style:parent-style-name="Text_20_body" style:list-style-name="L5"/>
    <style:style style:name="P11" style:family="paragraph" style:parent-style-name="Text_20_body">
      <style:paragraph-properties fo:line-height="115%"/>
    </style:style>
    <style:style style:name="P12" style:family="paragraph" style:parent-style-name="Text_20_body" style:list-style-name="L4">
      <style:text-properties officeooo:paragraph-rsid="0011e95a"/>
    </style:style>
    <style:style style:name="P13" style:family="paragraph" style:parent-style-name="Text_20_body" style:list-style-name="L6">
      <style:text-properties officeooo:paragraph-rsid="0011e95a"/>
    </style:style>
    <style:style style:name="P14" style:family="paragraph" style:parent-style-name="Text_20_body">
      <style:paragraph-properties fo:line-height="115%"/>
      <style:text-properties officeooo:paragraph-rsid="0011e95a"/>
    </style:style>
    <style:style style:name="P15" style:family="paragraph" style:parent-style-name="Text_20_body">
      <style:paragraph-properties fo:line-height="115%" fo:break-before="page"/>
      <style:text-properties officeooo:paragraph-rsid="0011ba42"/>
    </style:style>
    <style:style style:name="P16" style:family="paragraph" style:parent-style-name="Text_20_body">
      <style:paragraph-properties fo:line-height="115%"/>
      <style:text-properties officeooo:paragraph-rsid="0011ba42"/>
    </style:style>
    <style:style style:name="P17" style:family="paragraph" style:parent-style-name="Heading_20_3">
      <style:paragraph-properties fo:line-height="115%"/>
      <style:text-properties officeooo:paragraph-rsid="0011ba42"/>
    </style:style>
    <style:style style:name="P18" style:family="paragraph" style:parent-style-name="Text_20_body" style:list-style-name="L7"/>
    <style:style style:name="P19" style:family="paragraph" style:parent-style-name="Horizontal_20_Line">
      <style:paragraph-properties fo:margin-top="0cm" fo:margin-bottom="0.247cm" style:contextual-spacing="false" fo:line-height="115%"/>
    </style:style>
    <style:style style:name="P20" style:family="paragraph" style:parent-style-name="Heading_20_3">
      <style:paragraph-properties fo:margin-top="0cm" fo:margin-bottom="0.247cm" style:contextual-spacing="false" fo:line-height="115%"/>
    </style:style>
    <style:style style:name="P21" style:family="paragraph" style:parent-style-name="Text_20_body" style:list-style-name="L8"/>
    <style:style style:name="P22" style:family="paragraph" style:parent-style-name="Text_20_body" style:list-style-name="L9">
      <style:text-properties officeooo:paragraph-rsid="0011e95a"/>
    </style:style>
    <style:style style:name="P23" style:family="paragraph" style:parent-style-name="Text_20_body">
      <style:text-properties officeooo:paragraph-rsid="0011e95a"/>
    </style:style>
    <style:style style:name="P24" style:family="paragraph" style:parent-style-name="Text_20_body" style:list-style-name="L10"/>
    <style:style style:name="T1" style:family="text">
      <style:text-properties officeooo:rsid="00130d76"/>
    </style:style>
    <style:style style:name="T2" style:family="text">
      <style:text-properties officeooo:rsid="000de742"/>
    </style:style>
    <style:style style:name="T3" style:family="text">
      <style:text-properties officeooo:rsid="0015af0e"/>
    </style:style>
    <style:style style:name="T4" style:family="text">
      <style:text-properties fo:font-weight="normal" style:font-weight-asian="normal" style:font-weight-complex="normal"/>
    </style:style>
    <style:style style:name="T5" style:family="text">
      <style:text-properties officeooo:rsid="0011ba42"/>
    </style:style>
    <style:style style:name="T6" style:family="text">
      <style:text-properties officeooo:rsid="000fc2be"/>
    </style:style>
    <style:style style:name="T7" style:family="text">
      <style:text-properties officeooo:rsid="0011e95a"/>
    </style:style>
    <style:style style:name="T8" style:family="text">
      <style:text-properties officeooo:rsid="001767b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Text_20_body"><text:span text:style-name="Strong_20_Emphasis">Bem-vindo ao </text:span><text:span text:style-name="Strong_20_Emphasis"><text:span text:style-name="T1">Legendary </text:span></text:span><text:span text:style-name="Strong_20_Emphasis"><text:span text:style-name="T2">Dragon</text:span></text:span><text:span text:style-name="Strong_20_Emphasis"> – O Universo das Camisas Clássicas do Futebol</text:span></text:p>
      <text:p text:style-name="P1"><text:span text:style-name="Strong_20_Emphasis">Header / Topo</text:span></text:p>
      <text:list text:style-name="L1">
        <text:list-item>
          <text:p text:style-name="P2">Logo do site no canto esquerdo</text:p>
        </text:list-item>
        <text:list-item>
          <text:p text:style-name="P2">Menu no topo: Home | Clubes | Seleções | Curiosidades | Contato</text:p>
        </text:list-item>
        <text:list-item>
          <text:p text:style-name="P2"><text:span text:style-name="Strong_20_Emphasis">Fundo: imagem desfocada de várias camisas clássicas (como se fosse um varal ou exposição)</text:span></text:p>
        </text:list-item>
      </text:list>
      <text:h text:style-name="Heading_20_2" text:outline-level="2"><text:span text:style-name="Strong_20_Emphasis">🗺️ Site Map – Legendary Dragon</text:span></text:h>
      <text:list text:style-name="L2">
        <text:list-item>
          <text:p text:style-name="P3"><text:span text:style-name="Strong_20_Emphasis">Home (Início)</text:span><text:line-break/>➝ Apresentação do site, logo do dragão, tagline <text:span text:style-name="T3">e um breve texto.</text:span></text:p>
        </text:list-item>
        <text:list-item>
          <text:p text:style-name="P3"><text:span text:style-name="Strong_20_Emphasis">Camisas de Seleções</text:span><text:line-break/>➝ Galeria com camisas históricas de seleções nacionais.</text:p>
        </text:list-item>
        <text:list-item>
          <text:p text:style-name="P3"><text:span text:style-name="Strong_20_Emphasis">Camisas de Clubes</text:span><text:line-break/>➝ Galeria com camisas históricas de clubes de futebol.</text:p>
        </text:list-item>
        <text:list-item>
          <text:p text:style-name="P3"><text:span text:style-name="Strong_20_Emphasis">Camisas do EC Juventude</text:span><text:line-break/>➝ Página especial dedicada às camisas do Ju, com destaque e informações.</text:p>
        </text:list-item>
        <text:list-item>
          <text:p text:style-name="P3"><text:span text:style-name="Strong_20_Emphasis">Contato</text:span><text:line-break/>➝ Formulário ou informações para contato.</text:p>
        </text:list-item>
      </text:list>
      <text:p text:style-name="Text_20_body"><text:span text:style-name="Strong_20_Emphasis"/></text:p>
      <text:p text:style-name="P4"><text:span text:style-name="Strong_20_Emphasis">Home</text:span></text:p>
      <text:p text:style-name="P4"><text:span text:style-name="Strong_20_Emphasis"><text:s/>├── Camisas de Seleções</text:span></text:p>
      <text:p text:style-name="P4"><text:span text:style-name="Strong_20_Emphasis"><text:s/>├── Camisas de Clubes</text:span></text:p>
      <text:p text:style-name="P4"><text:span text:style-name="Strong_20_Emphasis"><text:s/>├── Camisas do EC Juventude</text:span></text:p>
      <text:p text:style-name="P4"><text:span text:style-name="Strong_20_Emphasis"><text:s/>└── Contato</text:span></text:p>
      <text:p text:style-name="P4"><text:span text:style-name="Strong_20_Emphasis"/></text:p>
      <text:p text:style-name="Text_20_body">O futebol é muito mais que um jogo: é paixão, história e memórias que atravessam gerações. E nada representa isso melhor do que as camisas que vestiram ídolos, times lendários e momentos inesquecíveis.</text:p>
      <text:p text:style-name="Text_20_body">No <text:span text:style-name="T2">Dragon</text:span>, celebramos a beleza e a tradição das camisas clássicas do futebol. Cada uniforme tem uma história para contar: da primeira conquista de um time histórico à camisa que se tornou símbolo de uma torcida inteira. Aqui, você vai encontrar coleções cuidadosamente selecionadas, curiosidades sobre cada modelo e detalhes que mostram como o design e as cores marcaram a memória do esporte.</text:p>
      <text:p text:style-name="Text_20_body">Seja você colecionador, torcedor ou amante do futebol, nosso objetivo é transportar você para dentro dos gramados, revivendo os ícones que transformaram camisas em verdadeiros tesouros.</text:p>
      <text:p text:style-name="Text_20_body"><text:soft-page-break/>Porque no futebol, cada camisa é muito mais que tecido e números: é história, paixão e identidade. Explore, descubra e se apaixone por cada peça dessa jornada única.</text:p>
      <text:p text:style-name="Text_20_body"/>
      <text:p text:style-name="P5"><text:span text:style-name="Strong_20_Emphasis"><text:span text:style-name="T4">Football is much more than a game: it's passion, history, and memories that span generations. And nothing represents this better than the jerseys that have clothed idols, legendary teams, and unforgettable moments.</text:span></text:span></text:p>
      <text:p text:style-name="P5">At Dragon, we celebrate the beauty and tradition of classic football shirts. Every kit has a story to tell: from a historic team's first triumph to the jersey that became a symbol for an entire fanbase. Here, you'll find carefully selected collections, curiosities about each model, and details that show how design and colors have left their mark on the sport's memory.</text:p>
      <text:p text:style-name="P5">Whether you're a collector, a fan, or a football lover, our goal is to transport you onto the pitch, reliving the icons that transformed jerseys into true treasures.</text:p>
      <text:p text:style-name="P5">Because in football, every shirt is much more than fabric and numbers: it's history, passion, and identity. Explore, discover, and fall in love with each piece of this unique journey.</text:p>
      <text:p text:style-name="P5"/>
      <text:p text:style-name="P5"/>
      <text:p text:style-name="P1"><text:span text:style-name="Strong_20_Emphasis"><text:tab/>Seção H</text:span><text:span text:style-name="Strong_20_Emphasis"><text:span text:style-name="T5">istoria</text:span></text:span><text:span text:style-name="Strong_20_Emphasis"> </text:span></text:p>
      <text:list text:style-name="L3">
        <text:list-item>
          <text:p text:style-name="P6">Grande título central: <text:span text:style-name="Emphasis">“</text:span><text:span text:style-name="Emphasis"><text:span text:style-name="T5">historia das camisas de futebol</text:span></text:span><text:span text:style-name="Emphasis">”</text:span></text:p>
        </text:list-item>
        <text:list-item>
          <text:p text:style-name="P6">Subtítulo: <text:span text:style-name="Emphasis">“Explore a paixão, os ídolos e os momentos inesquecíveis do futebol através de seus uniformes icônicos”</text:span></text:p>
        </text:list-item>
        <text:list-item>
          <text:p text:style-name="P6">Fundo: imagem panorâmica com camisas de clubes e seleções (tri visual)</text:p>
        </text:list-item>
      </text:list>
      <text:p text:style-name="Text_20_body"><text:span text:style-name="Strong_20_Emphasis"/></text:p>
      <text:p text:style-name="Text_20_body"><text:span text:style-name="Strong_20_Emphasis"><text:span text:style-name="T6"><text:tab/>botao</text:span></text:span><text:span text:style-name="Strong_20_Emphasis"> 1 – Camisas de Clubes</text:span></text:p>
      <text:list xml:id="list2109515299" text:style-name="L4">
        <text:list-item>
          <text:p text:style-name="P7">Título: <text:span text:style-name="Emphasis">“Clássicos dos Clubes”</text:span></text:p>
        </text:list-item>
        <text:list-item>
          <text:p text:style-name="P7">Breve texto: <text:span text:style-name="Emphasis">“Reviva a história dos grandes clubes através de seus uniformes mais icônicos. Cada camisa conta uma trajetória de conquistas, finais emocionantes e torcidas que se tornaram lendas.”</text:span></text:p>
        </text:list-item>
        <text:list-item>
          <text:p text:style-name="P8"><text:span text:style-name="Emphasis"><text:span text:style-name="T6">Imagens das camisas dos clubes com breve legenda</text:span></text:span></text:p>
          <text:p text:style-name="P9"><text:span text:style-name="Emphasis"/></text:p>
          <text:p text:style-name="P9"><text:span text:style-name="Strong_20_Emphasis"><text:span text:style-name="T3">b</text:span></text:span><text:span text:style-name="Strong_20_Emphasis"><text:span text:style-name="T6">otao</text:span></text:span><text:span text:style-name="Strong_20_Emphasis"> 2 – Camisas de Seleções</text:span></text:p>
        </text:list-item>
      </text:list>
      <text:list text:style-name="L5">
        <text:list-item>
          <text:p text:style-name="P10">Título: <text:span text:style-name="Emphasis">“Orgulho das Seleções”</text:span></text:p>
        </text:list-item>
        <text:list-item>
          <text:p text:style-name="P10">Breve texto: <text:span text:style-name="Emphasis">“Das Copas do Mundo aos momentos que marcaram gerações, explore os uniformes que eternizaram vitórias e gols históricos, símbolos globais do futebol.”</text:span></text:p>
        </text:list-item>
        <text:list-item>
          <text:p text:style-name="P10"><text:span text:style-name="T6">imagens</text:span><text:span text:style-name="Emphasis"> Todas as Camisas de Seleções </text:span><text:span text:style-name="Emphasis"><text:span text:style-name="T6">com breve legenda</text:span></text:span></text:p>
        </text:list-item>
      </text:list>
      <text:p text:style-name="P11"><text:span text:style-name="Emphasis"/></text:p>
      <text:list text:continue-list="list2109515299" text:style-name="L4">
        <text:list-item>
          <text:p text:style-name="P12"><text:soft-page-break/><text:span text:style-name="Strong_20_Emphasis"><text:span text:style-name="T6">botao</text:span></text:span><text:span text:style-name="Strong_20_Emphasis"> </text:span><text:span text:style-name="Strong_20_Emphasis"><text:span text:style-name="T3">3</text:span></text:span><text:span text:style-name="Strong_20_Emphasis"> – Camisas d</text:span><text:span text:style-name="Strong_20_Emphasis"><text:span text:style-name="T7">o Juventude</text:span></text:span></text:p>
        </text:list-item>
      </text:list>
      <text:list text:style-name="L6">
        <text:list-item>
          <text:p text:style-name="P13">Título: <text:span text:style-name="Emphasis">“</text:span><text:span text:style-name="Emphasis"><text:span text:style-name="T7">Minha doenca</text:span></text:span><text:span text:style-name="Emphasis">”</text:span></text:p>
        </text:list-item>
        <text:list-item>
          <text:p text:style-name="P13"><text:span text:style-name="Emphasis">“Dos gramados de Caxias </text:span><text:span text:style-name="Emphasis"><text:span text:style-name="T7">do Sul </text:span></text:span><text:span text:style-name="Emphasis">às conquistas que marcaram torcedores, descubra os mantos do Juventude, símbolos de paixão, tradição e orgulho verde e branco.” </text:span></text:p>
        </text:list-item>
        <text:list-item>
          <text:p text:style-name="P13"><text:span text:style-name="T6">imagens</text:span><text:span text:style-name="Emphasis"> </text:span><text:span text:style-name="Emphasis"><text:span text:style-name="T7">camisas do ju na histira</text:span></text:span></text:p>
        </text:list-item>
      </text:list>
      <text:p text:style-name="P14"><text:span text:style-name="Emphasis"/></text:p>
      <text:p text:style-name="P15"><text:span text:style-name="Emphasis"><text:span text:style-name="T5">fontes</text:span></text:span></text:p>
      <text:p text:style-name="P16"><text:span text:style-name="Emphasis"/></text:p>
      <text:h text:style-name="P17" text:outline-level="3"><text:span text:style-name="Emphasis">🏆 Seleções</text:span></text:h>
      <text:list text:style-name="L7">
        <text:list-item>
          <text:p text:style-name="P18"><text:span text:style-name="Strong_20_Emphasis">História das camisas das seleções</text:span>: Mantos do Futebol <text:a xlink:type="simple" xlink:href="https://mantosdofutebol.com.br/category/historia/?utm_source=chatgpt.com" office:target-frame-name="_blank" xlink:show="new" text:style-name="Internet_20_link" text:visited-style-name="Visited_20_Internet_20_Link">Mantos do Futebol</text:a></text:p>
        </text:list-item>
        <text:list-item>
          <text:p text:style-name="P18"><text:span text:style-name="Strong_20_Emphasis">Evolução dos uniformes de futebol</text:span>: Santi Rella <text:a xlink:type="simple" xlink:href="https://www.santirella.com.br/post/os-uniformes-no-futebol-historia-e-evolucao/?utm_source=chatgpt.com" office:target-frame-name="_blank" xlink:show="new" text:style-name="Internet_20_link" text:visited-style-name="Visited_20_Internet_20_Link">Santirella</text:a></text:p>
        </text:list-item>
        <text:list-item>
          <text:p text:style-name="P18"><text:span text:style-name="Strong_20_Emphasis">História das camisas das Copas do Mundo</text:span>: Ludopédio <text:a xlink:type="simple" xlink:href="https://ludopedio.org.br/biblioteca/a-historia-das-camisas-de-todos-os-jogos-das-copas-do-mundo/?srsltid=AfmBOoq8Y18ZcuR3DOoqzWQBsqUVxf_ij0yFnQ6s3rqG77ijvjCjk3Dw&amp;utm_source=chatgpt.com" office:target-frame-name="_blank" xlink:show="new" text:style-name="Internet_20_link" text:visited-style-name="Visited_20_Internet_20_Link">Ludopédio</text:a></text:p>
        </text:list-item>
        <text:list-item>
          <text:p text:style-name="P18"><text:span text:style-name="Strong_20_Emphasis">Cores dos uniformes das seleções</text:span>: Exame <text:a xlink:type="simple" xlink:href="https://exame.com/esporte/por-que-algumas-selecoes-de-futebol-adotam-cores-diferentes-de-suas-bandeiras-nas-camisas/?utm_source=chatgpt.com" office:target-frame-name="_blank" xlink:show="new" text:style-name="Internet_20_link" text:visited-style-name="Visited_20_Internet_20_Link">Exame</text:a></text:p>
        </text:list-item>
        <text:list-item>
          <text:p text:style-name="P18"><text:span text:style-name="Strong_20_Emphasis">História das camisas da Seleção Brasileira</text:span>: Wikipedia <text:a xlink:type="simple" xlink:href="https://pt.wikipedia.org/wiki/Uniformes_da_Seleção_Brasileira_de_Futebol?utm_source=chatgpt.com" office:target-frame-name="_blank" xlink:show="new" text:style-name="Internet_20_link" text:visited-style-name="Visited_20_Internet_20_Link">Wikipédia</text:a></text:p>
        </text:list-item>
        <text:list-item>
          <text:p text:style-name="P18"><text:span text:style-name="Strong_20_Emphasis">História das camisas da Seleção Brasileira (alternativa)</text:span>: O Pérefuturos <text:a xlink:type="simple" xlink:href="https://www.operefuturos.com.br/noticias/as-camisas-das-32-selecoes-da-copa/?utm_source=chatgpt.com" office:target-frame-name="_blank" xlink:show="new" text:style-name="Internet_20_link" text:visited-style-name="Visited_20_Internet_20_Link">Opere Futuros</text:a></text:p>
        </text:list-item>
        <text:list-item>
          <text:p text:style-name="P18"><text:span text:style-name="Strong_20_Emphasis">História das camisas das seleções</text:span>: Boteco dos Boleiros <text:a xlink:type="simple" xlink:href="https://botecodosboleiros.com.br/camisas-iconicas-no-futebol-a-historia-por-tras-dos-mantos-que-marcaram-geracoes/?utm_source=chatgpt.com" office:target-frame-name="_blank" xlink:show="new" text:style-name="Internet_20_link" text:visited-style-name="Visited_20_Internet_20_Link">Boteco dos Boleiros</text:a></text:p>
        </text:list-item>
        <text:list-item>
          <text:p text:style-name="P18"><text:span text:style-name="Strong_20_Emphasis">História das camisas da Seleção Brasileira (alternativa)</text:span>: Olympics.com <text:a xlink:type="simple" xlink:href="https://www.olympics.com/pt/noticias/selecao-brasileira-cor-uniforme-amarela-historico-camisas?utm_source=chatgpt.com" office:target-frame-name="_blank" xlink:show="new" text:style-name="Internet_20_link" text:visited-style-name="Visited_20_Internet_20_Link">Olimpíadas</text:a></text:p>
        </text:list-item>
      </text:list>
      <text:p text:style-name="P19"/>
      <text:h text:style-name="P20" text:outline-level="3">⚽ Clubes</text:h>
      <text:list text:style-name="L8">
        <text:list-item>
          <text:p text:style-name="P21"><text:span text:style-name="Strong_20_Emphasis">História das camisas dos clubes</text:span>: Mantos do Futebol <text:a xlink:type="simple" xlink:href="https://mantosdofutebol.com.br/2017/12/camisas-de-futebol-primordios-evolucao/?utm_source=chatgpt.com" office:target-frame-name="_blank" xlink:show="new" text:style-name="Internet_20_link" text:visited-style-name="Visited_20_Internet_20_Link">Mantos do Futebol</text:a></text:p>
        </text:list-item>
        <text:list-item>
          <text:p text:style-name="P21"><text:span text:style-name="Strong_20_Emphasis">História das camisas dos clubes (alternativa)</text:span>: Jornalismo Júnior <text:a xlink:type="simple" xlink:href="https://jornalismojunior.com.br/a-evolucao-dos-uniformes-de-futebol/?utm_source=chatgpt.com" office:target-frame-name="_blank" xlink:show="new" text:style-name="Internet_20_link" text:visited-style-name="Visited_20_Internet_20_Link">jornalismojunior.com.br</text:a></text:p>
        </text:list-item>
        <text:list-item>
          <text:p text:style-name="P21"><text:span text:style-name="Strong_20_Emphasis">História das camisas dos clubes (alternativa)</text:span>: Netshoes <text:a xlink:type="simple" xlink:href="https://www.netshoes.com.br/blog/esportes/post/a-origem-e-a-evolucao-das-camisas-de-futebol?utm_source=chatgpt.com" office:target-frame-name="_blank" xlink:show="new" text:style-name="Internet_20_link" text:visited-style-name="Visited_20_Internet_20_Link">Netshoes</text:a></text:p>
        </text:list-item>
        <text:list-item>
          <text:p text:style-name="P21"><text:span text:style-name="Strong_20_Emphasis">História das camisas dos clubes (alternativa)</text:span>: Ludopédio <text:a xlink:type="simple" xlink:href="https://ludopedio.org.br/biblioteca/a-historia-das-camisas-dos-10-maiores-times-da-europa/?srsltid=AfmBOoovhZX24rjXAMQFpEYm5ePKLvDLsZ3UQa9FO9ZXPK0hPSin-KeF&amp;utm_source=chatgpt.com" office:target-frame-name="_blank" xlink:show="new" text:style-name="Internet_20_link" text:visited-style-name="Visited_20_Internet_20_Link">Ludopédio</text:a></text:p>
        </text:list-item>
        <text:list-item>
          <text:p text:style-name="P21"><text:span text:style-name="Strong_20_Emphasis">História das camisas dos clubes (alternativa)</text:span>: Ludopédio <text:a xlink:type="simple" xlink:href="https://ludopedio.org.br/biblioteca/a-historia-das-camisas-dos-12-maiores-times-do-brasil/?srsltid=AfmBOoovrrzOSU69d_dVh_RuLzueFQZrtmVX9fC9ndJvbHzw0JI916My&amp;utm_source=chatgpt.com" office:target-frame-name="_blank" xlink:show="new" text:style-name="Internet_20_link" text:visited-style-name="Visited_20_Internet_20_Link">Ludopédio</text:a></text:p>
        </text:list-item>
        <text:list-item>
          <text:p text:style-name="P21"><text:span text:style-name="Strong_20_Emphasis">História das camisas do Vasco da Gama</text:span>: Wikipedia <text:a xlink:type="simple" xlink:href="https://pt.wikipedia.org/wiki/Uniformes_do_Club_de_Regatas_Vasco_da_Gama?utm_source=chatgpt.com" office:target-frame-name="_blank" xlink:show="new" text:style-name="Internet_20_link" text:visited-style-name="Visited_20_Internet_20_Link">Wikipédia</text:a></text:p>
        </text:list-item>
        <text:list-item>
          <text:p text:style-name="P21"><text:span text:style-name="Strong_20_Emphasis">História das camisas do Flamengo</text:span>: Wikipedia <text:a xlink:type="simple" xlink:href="https://pt.wikipedia.org/wiki/Clube_de_Regatas_do_Flamengo?utm_source=chatgpt.com" office:target-frame-name="_blank" xlink:show="new" text:style-name="Internet_20_link" text:visited-style-name="Visited_20_Internet_20_Link">Wikipédia</text:a></text:p>
        </text:list-item>
      </text:list>
      <text:p text:style-name="P14"><text:span text:style-name="Emphasis">fontes consultadas para a elaboração do texto sobre a história das camisas do Esporte Clube Juventude:</text:span></text:p>
      <text:list text:style-name="L9">
        <text:list-item>
          <text:p text:style-name="P22"><text:span text:style-name="Strong_20_Emphasis">Football Kit Archive</text:span> – Histórico completo de uniformes do EC Juventude, com imagens e informações desde 1913 até 2025.</text:p>
        </text:list-item>
        <text:list-item>
          <text:p text:style-name="P22"><text:span text:style-name="Strong_20_Emphasis">Esporte Clube Juventude – Wikipédia</text:span> – Artigo sobre o clube, incluindo detalhes sobre sua fundação e evolução.</text:p>
        </text:list-item>
        <text:list-item>
          <text:p text:style-name="P22"><text:span text:style-name="Strong_20_Emphasis">Juventude e 19Treze celebram história e tradição da imigração italiana com o lançamento de nova camisa da coleção Lendárias</text:span> – Notícia sobre o lançamento de uma camisa especial em homenagem à imigração italiana.</text:p>
        </text:list-item>
        <text:list-item>
          <text:p text:style-name="P22"><text:span text:style-name="Strong_20_Emphasis">Sobre a 19treze - Loja do Juventude</text:span> – Informações sobre a marca própria de material esportivo do clube, fundada em 2016.</text:p>
        </text:list-item>
        <text:list-item>
          <text:p text:style-name="P22"><text:span text:style-name="Strong_20_Emphasis">Uniformes e camisas do Juventude</text:span> – Artigos sobre os lançamentos e história dos uniformes do clube.</text:p>
        </text:list-item>
        <text:list-item>
          <text:p text:style-name="P22"><text:soft-page-break/><text:span text:style-name="Strong_20_Emphasis">Esporte Clube Juventude: história, hino</text:span> – Artigo sobre a história do clube e suas cores representativas.</text:p>
        </text:list-item>
      </text:list>
      <text:p text:style-name="P23"><text:span text:style-name="Emphasis">Essas fontes forneceram informações detalhadas sobre a evolução dos uniformes do EC Juventude, desde os primeiros anos até os lançamentos mais recentes.</text:span></text:p>
      <text:p text:style-name="P23"><text:span text:style-name="Emphasis"/></text:p>
      <text:p text:style-name="Text_20_body"><text:span text:style-name="Strong_20_Emphasis">Footer / Rodapé</text:span></text:p>
      <text:list text:style-name="L10">
        <text:list-header>
          <text:p text:style-name="P24"/>
          <text:p text:style-name="P24"><text:span text:style-name="Emphasis"><text:s/>2025 </text:span><text:span text:style-name="Emphasis"><text:span text:style-name="T3">Legendary Dragon </text:span></text:span><text:span text:style-name="Emphasis"><text:span text:style-name="T8">by GM</text:span></text:span></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20:16:33.910913700</meta:creation-date>
    <dc:date>2025-09-23T20:09:11.175129300</dc:date>
    <meta:editing-duration>PT2H31M40S</meta:editing-duration>
    <meta:editing-cycles>5</meta:editing-cycles>
    <meta:generator>LibreOffice/25.2.5.2$Windows_X86_64 LibreOffice_project/03d19516eb2e1dd5d4ccd751a0d6f35f35e08022</meta:generator>
    <meta:document-statistic meta:table-count="0" meta:image-count="0" meta:object-count="0" meta:page-count="5" meta:paragraph-count="70" meta:word-count="940" meta:character-count="5841" meta:non-whitespace-character-count="4994"/>
  </office:meta>
</office:document-meta>
</file>